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2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1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3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5232" calcext:value-type="float">
            <text:p>2.8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4064" calcext:value-type="float">
            <text:p>2.7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23085714286" calcext:value-type="float">
            <text:p>2.8812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42371428571" calcext:value-type="float">
            <text:p>3.1724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12142857143" calcext:value-type="float">
            <text:p>3.2031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299834482759" calcext:value-type="float">
            <text:p>3.15299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04114285714" calcext:value-type="float">
            <text:p>3.1050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86096551724" calcext:value-type="float">
            <text:p>2.72386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174" calcext:value-type="float">
            <text:p>2.4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47875862069" calcext:value-type="float">
            <text:p>2.4904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256" calcext:value-type="float">
            <text:p>2.5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01186206896" calcext:value-type="float">
            <text:p>2.486011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3552" calcext:value-type="float">
            <text:p>2.6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9376" calcext:value-type="float">
            <text:p>2.6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407563636364" calcext:value-type="float">
            <text:p>2.6140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88371428571" calcext:value-type="float">
            <text:p>2.66188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94868965517" calcext:value-type="float">
            <text:p>2.87394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98344827586" calcext:value-type="float">
            <text:p>2.9549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27771428571" calcext:value-type="float">
            <text:p>2.7662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75572413793" calcext:value-type="float">
            <text:p>2.4467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09171428571" calcext:value-type="float">
            <text:p>2.4210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68689655172" calcext:value-type="float">
            <text:p>2.5266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418753846154" calcext:value-type="float">
            <text:p>2.61418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18455172414" calcext:value-type="float">
            <text:p>2.58018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46735483871" calcext:value-type="float">
            <text:p>2.645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49268965517" calcext:value-type="float">
            <text:p>2.65449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82064516129" calcext:value-type="float">
            <text:p>2.7068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78" calcext:value-type="float">
            <text:p>3.06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30851612903" calcext:value-type="float">
            <text:p>3.2673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626477419355" calcext:value-type="float">
            <text:p>3.1262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6232" calcext:value-type="float">
            <text:p>2.97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00309677419" calcext:value-type="float">
            <text:p>2.9130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8608" calcext:value-type="float">
            <text:p>2.67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27341935484" calcext:value-type="float">
            <text:p>2.7652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11742857143" calcext:value-type="float">
            <text:p>2.7901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4584516129" calcext:value-type="float">
            <text:p>2.7954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55085714286" calcext:value-type="float">
            <text:p>2.7745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8332" calcext:value-type="float">
            <text:p>2.754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44516129032" calcext:value-type="float">
            <text:p>2.787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3524" calcext:value-type="float">
            <text:p>3.124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23948387097" calcext:value-type="float">
            <text:p>3.022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30864516129" calcext:value-type="float">
            <text:p>3.182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5976" calcext:value-type="float">
            <text:p>2.9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26038709677" calcext:value-type="float">
            <text:p>2.5872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5384" calcext:value-type="float">
            <text:p>2.5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31651612903" calcext:value-type="float">
            <text:p>2.5693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94942857143" calcext:value-type="float">
            <text:p>2.5889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07303225806" calcext:value-type="float">
            <text:p>2.5630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80516129032" calcext:value-type="float">
            <text:p>2.619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0704" calcext:value-type="float">
            <text:p>2.64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78541935484" calcext:value-type="float">
            <text:p>2.6707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6936" calcext:value-type="float">
            <text:p>2.83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06825806452" calcext:value-type="float">
            <text:p>3.0410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1883870968" calcext:value-type="float">
            <text:p>3.287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4024" calcext:value-type="float">
            <text:p>3.01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43006451613" calcext:value-type="float">
            <text:p>2.8264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9568" calcext:value-type="float">
            <text:p>2.67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498" calcext:value-type="float">
            <text:p>2.58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13544827586" calcext:value-type="float">
            <text:p>2.6471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1992" calcext:value-type="float">
            <text:p>2.63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74309677419" calcext:value-type="float">
            <text:p>2.7377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1168" calcext:value-type="float">
            <text:p>2.81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83522580645" calcext:value-type="float">
            <text:p>3.0078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1096" calcext:value-type="float">
            <text:p>3.11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3004" calcext:value-type="float">
            <text:p>3.216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70141935484" calcext:value-type="float">
            <text:p>3.141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4428" calcext:value-type="float">
            <text:p>3.136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36722580645" calcext:value-type="float">
            <text:p>3.073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9472" calcext:value-type="float">
            <text:p>3.03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46503225806" calcext:value-type="float">
            <text:p>3.0324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36514285714" calcext:value-type="float">
            <text:p>3.0303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03651612903" calcext:value-type="float">
            <text:p>2.9960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492309677419" calcext:value-type="float">
            <text:p>3.0349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7" calcext:value-type="float">
            <text:p>3.0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87148387097" calcext:value-type="float">
            <text:p>3.125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23420689655" calcext:value-type="float">
            <text:p>3.2402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56103225806" calcext:value-type="float">
            <text:p>3.4195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80361290323" calcext:value-type="float">
            <text:p>3.258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3384" calcext:value-type="float">
            <text:p>3.0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16825806452" calcext:value-type="float">
            <text:p>3.079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252" calcext:value-type="float">
            <text:p>3.1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07651612903" calcext:value-type="float">
            <text:p>3.3160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00828571429" calcext:value-type="float">
            <text:p>3.33200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79019354839" calcext:value-type="float">
            <text:p>3.335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9832258064" calcext:value-type="float">
            <text:p>3.5052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4712" calcext:value-type="float">
            <text:p>3.5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0472" calcext:value-type="float">
            <text:p>3.70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212" calcext:value-type="float">
            <text:p>4.10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22038709677" calcext:value-type="float">
            <text:p>4.1722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38709677419" calcext:value-type="float">
            <text:p>3.699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0976" calcext:value-type="float">
            <text:p>3.39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11974193548" calcext:value-type="float">
            <text:p>3.416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94" calcext:value-type="float">
            <text:p>3.45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17612903226" calcext:value-type="float">
            <text:p>3.6091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67171428571" calcext:value-type="float">
            <text:p>3.6326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79612903226" calcext:value-type="float">
            <text:p>3.616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01225806452" calcext:value-type="float">
            <text:p>3.7360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62151724138" calcext:value-type="float">
            <text:p>3.81662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21703225807" calcext:value-type="float">
            <text:p>4.0962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366" calcext:value-type="float">
            <text:p>4.45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86916129032" calcext:value-type="float">
            <text:p>4.274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0384516129" calcext:value-type="float">
            <text:p>4.007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8384" calcext:value-type="float">
            <text:p>3.71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3792" calcext:value-type="float">
            <text:p>3.5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0296" calcext:value-type="float">
            <text:p>3.48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54658064516" calcext:value-type="float">
            <text:p>3.414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996703448276" calcext:value-type="float">
            <text:p>3.5199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99587096774" calcext:value-type="float">
            <text:p>3.481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90085714286" calcext:value-type="float">
            <text:p>3.2889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09822222222" calcext:value-type="float">
            <text:p>3.3540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28957142857" calcext:value-type="float">
            <text:p>3.51428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62933333333" calcext:value-type="float">
            <text:p>3.6806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235" calcext:value-type="float">
            <text:p>3.404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012" calcext:value-type="float">
            <text:p>3.5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82222222222" calcext:value-type="float">
            <text:p>3.30482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31814285714" calcext:value-type="float">
            <text:p>3.03531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73422222222" calcext:value-type="float">
            <text:p>3.1087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64088888889" calcext:value-type="float">
            <text:p>3.20864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576" calcext:value-type="float">
            <text:p>3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23733333333" calcext:value-type="float">
            <text:p>3.3382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236" calcext:value-type="float">
            <text:p>3.7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228" calcext:value-type="float">
            <text:p>4.1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4028" calcext:value-type="float">
            <text:p>4.0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572" calcext:value-type="float">
            <text:p>3.8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108" calcext:value-type="float">
            <text:p>2.7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716" calcext:value-type="float">
            <text:p>3.0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81333333333" calcext:value-type="float">
            <text:p>3.1208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8192" calcext:value-type="float">
            <text:p>3.2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4272" calcext:value-type="float">
            <text:p>3.5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6704" calcext:value-type="float">
            <text:p>3.0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7152" calcext:value-type="float">
            <text:p>2.8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93018181818" calcext:value-type="float">
            <text:p>3.00893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8084" calcext:value-type="float">
            <text:p>2.9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648" calcext:value-type="float">
            <text:p>3.0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8424" calcext:value-type="float">
            <text:p>2.8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772" calcext:value-type="float">
            <text:p>2.7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166" calcext:value-type="float">
            <text:p>2.852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262" calcext:value-type="float">
            <text:p>2.858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7408" calcext:value-type="float">
            <text:p>2.98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62" calcext:value-type="float">
            <text:p>3.0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799" calcext:value-type="float">
            <text:p>2.96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79" calcext:value-type="float">
            <text:p>2.89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538" calcext:value-type="float">
            <text:p>2.78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786" calcext:value-type="float">
            <text:p>2.859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845" calcext:value-type="float">
            <text:p>2.8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326" calcext:value-type="float">
            <text:p>2.989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734" calcext:value-type="float">
            <text:p>3.205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5705" calcext:value-type="float">
            <text:p>3.040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934" calcext:value-type="float">
            <text:p>2.519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351" calcext:value-type="float">
            <text:p>2.808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566" calcext:value-type="float">
            <text:p>2.623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908" calcext:value-type="float">
            <text:p>2.6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81" calcext:value-type="float">
            <text:p>2.67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646" calcext:value-type="float">
            <text:p>2.501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276" calcext:value-type="float">
            <text:p>2.5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951" calcext:value-type="float">
            <text:p>2.655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702" calcext:value-type="float">
            <text:p>2.568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574" calcext:value-type="float">
            <text:p>2.687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878" calcext:value-type="float">
            <text:p>2.833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142" calcext:value-type="float">
            <text:p>2.660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854" calcext:value-type="float">
            <text:p>2.641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434" calcext:value-type="float">
            <text:p>2.71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818" calcext:value-type="float">
            <text:p>2.73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234" calcext:value-type="float">
            <text:p>2.634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006" calcext:value-type="float">
            <text:p>2.71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558" calcext:value-type="float">
            <text:p>2.940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074" calcext:value-type="float">
            <text:p>2.878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46" calcext:value-type="float">
            <text:p>2.9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327" calcext:value-type="float">
            <text:p>2.616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986" calcext:value-type="float">
            <text:p>2.554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942" calcext:value-type="float">
            <text:p>2.583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89" calcext:value-type="float">
            <text:p>2.54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02" calcext:value-type="float">
            <text:p>2.4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2156" calcext:value-type="float">
            <text:p>2.7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73411764706" calcext:value-type="float">
            <text:p>2.55673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5504" calcext:value-type="float">
            <text:p>2.4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8384" calcext:value-type="float">
            <text:p>2.4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2768" calcext:value-type="float">
            <text:p>2.4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5616" calcext:value-type="float">
            <text:p>2.6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20188235294" calcext:value-type="float">
            <text:p>2.646201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2224" calcext:value-type="float">
            <text:p>2.8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6816" calcext:value-type="float">
            <text:p>2.8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0512" calcext:value-type="float">
            <text:p>2.8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4272" calcext:value-type="float">
            <text:p>2.8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5504" calcext:value-type="float">
            <text:p>2.8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892" calcext:value-type="float">
            <text:p>3.3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73411764706" calcext:value-type="float">
            <text:p>3.69973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6448" calcext:value-type="float">
            <text:p>3.4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8544" calcext:value-type="float">
            <text:p>4.4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75504" calcext:value-type="float">
            <text:p>4.3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775" calcext:value-type="float">
            <text:p>3.9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8496" calcext:value-type="float">
            <text:p>4.2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0896" calcext:value-type="float">
            <text:p>4.2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85344" calcext:value-type="float">
            <text:p>3.8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5984" calcext:value-type="float">
            <text:p>3.1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2832" calcext:value-type="float">
            <text:p>3.1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8944" calcext:value-type="float">
            <text:p>3.2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82588235294" calcext:value-type="float">
            <text:p>3.447825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5824" calcext:value-type="float">
            <text:p>3.4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5344" calcext:value-type="float">
            <text:p>3.4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75472" calcext:value-type="float">
            <text:p>3.3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32141176471" calcext:value-type="float">
            <text:p>3.535321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0464" calcext:value-type="float">
            <text:p>4.4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9472" calcext:value-type="float">
            <text:p>3.9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3216" calcext:value-type="float">
            <text:p>3.7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4992" calcext:value-type="float">
            <text:p>3.7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7792" calcext:value-type="float">
            <text:p>3.7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2928" calcext:value-type="float">
            <text:p>3.7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35753846154" calcext:value-type="float">
            <text:p>3.97435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902" calcext:value-type="float">
            <text:p>3.787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586" calcext:value-type="float">
            <text:p>3.92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4064" calcext:value-type="float">
            <text:p>3.9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142" calcext:value-type="float">
            <text:p>4.18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178" calcext:value-type="float">
            <text:p>4.85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394" calcext:value-type="float">
            <text:p>3.91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822" calcext:value-type="float">
            <text:p>3.90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03904" calcext:value-type="float">
            <text:p>4.1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73784" calcext:value-type="float">
            <text:p>5.2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5456" calcext:value-type="float">
            <text:p>4.4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46" calcext:value-type="float">
            <text:p>4.4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936" calcext:value-type="float">
            <text:p>4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708" calcext:value-type="float">
            <text:p>4.1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956" calcext:value-type="float">
            <text:p>3.8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18" calcext:value-type="float">
            <text:p>3.7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044" calcext:value-type="float">
            <text:p>3.4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552" calcext:value-type="float">
            <text:p>3.4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656" calcext:value-type="float">
            <text:p>3.4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23466666667" calcext:value-type="float">
            <text:p>3.3592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7852" calcext:value-type="float">
            <text:p>3.3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518" calcext:value-type="float">
            <text:p>3.382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754" calcext:value-type="float">
            <text:p>3.365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706" calcext:value-type="float">
            <text:p>3.362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706" calcext:value-type="float">
            <text:p>3.362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51" calcext:value-type="float">
            <text:p>3.31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1168" calcext:value-type="float">
            <text:p>3.4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684" calcext:value-type="float">
            <text:p>3.1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356685714286" calcext:value-type="float">
            <text:p>3.2835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798" calcext:value-type="float">
            <text:p>3.336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4784" calcext:value-type="float">
            <text:p>3.3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756" calcext:value-type="float">
            <text:p>3.3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88" calcext:value-type="float">
            <text:p>3.3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2" calcext:value-type="float">
            <text:p>3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1765" calcext:value-type="float">
            <text:p>3.317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748" calcext:value-type="float">
            <text:p>3.3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2656" calcext:value-type="float">
            <text:p>3.3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514" calcext:value-type="float">
            <text:p>3.350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05" calcext:value-type="float">
            <text:p>3.4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866" calcext:value-type="float">
            <text:p>3.499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5904" calcext:value-type="float">
            <text:p>3.5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8355" calcext:value-type="float">
            <text:p>3.636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8688" calcext:value-type="float">
            <text:p>3.7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8738" calcext:value-type="float">
            <text:p>3.61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5055" calcext:value-type="float">
            <text:p>3.6635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084" calcext:value-type="float">
            <text:p>3.7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18" calcext:value-type="float">
            <text:p>3.7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71" calcext:value-type="float">
            <text:p>3.77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7504" calcext:value-type="float">
            <text:p>3.6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414" calcext:value-type="float">
            <text:p>3.693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044" calcext:value-type="float">
            <text:p>3.4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358" calcext:value-type="float">
            <text:p>2.864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98" calcext:value-type="float">
            <text:p>2.8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6368" calcext:value-type="float">
            <text:p>3.0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316" calcext:value-type="float">
            <text:p>2.9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22" calcext:value-type="float">
            <text:p>2.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826" calcext:value-type="float">
            <text:p>2.798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54057142857" calcext:value-type="float">
            <text:p>2.8555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6208" calcext:value-type="float">
            <text:p>2.9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966" calcext:value-type="float">
            <text:p>3.156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252" calcext:value-type="float">
            <text:p>3.1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594" calcext:value-type="float">
            <text:p>3.228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358" calcext:value-type="float">
            <text:p>3.24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484" calcext:value-type="float">
            <text:p>3.1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99314285714" calcext:value-type="float">
            <text:p>3.1019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4672" calcext:value-type="float">
            <text:p>3.1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1504" calcext:value-type="float">
            <text:p>3.0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7782" calcext:value-type="float">
            <text:p>2.82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23885714286" calcext:value-type="float">
            <text:p>2.9452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948" calcext:value-type="float">
            <text:p>3.0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572" calcext:value-type="float">
            <text:p>3.0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0272" calcext:value-type="float">
            <text:p>3.0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38" calcext:value-type="float">
            <text:p>3.0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05" calcext:value-type="float">
            <text:p>3.0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556" calcext:value-type="float">
            <text:p>3.05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8288" calcext:value-type="float">
            <text:p>3.0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336" calcext:value-type="float">
            <text:p>3.1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502" calcext:value-type="float">
            <text:p>2.873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5984" calcext:value-type="float">
            <text:p>2.8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9568" calcext:value-type="float">
            <text:p>2.9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716" calcext:value-type="float">
            <text:p>3.0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688" calcext:value-type="float">
            <text:p>3.0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1728" calcext:value-type="float">
            <text:p>3.1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05" calcext:value-type="float">
            <text:p>3.0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3984" calcext:value-type="float">
            <text:p>3.1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512" calcext:value-type="float">
            <text:p>3.2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944" calcext:value-type="float">
            <text:p>3.1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728" calcext:value-type="float">
            <text:p>2.9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8573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0" meta:object-count="0"/>
    <meta:user-defined meta:name="AppVersion">3.0</meta:user-defined>
  </office:meta>
</office:document-meta>
</file>